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e3c18"/>
    </style:style>
    <style:style style:name="P2" style:family="paragraph" style:parent-style-name="Standard">
      <style:text-properties officeooo:rsid="000e3c18" officeooo:paragraph-rsid="000e3c18"/>
    </style:style>
    <style:style style:name="P3" style:family="paragraph" style:parent-style-name="Standard">
      <style:text-properties officeooo:paragraph-rsid="00103e0e"/>
    </style:style>
    <style:style style:name="P4" style:family="paragraph" style:parent-style-name="Standard">
      <style:text-properties officeooo:paragraph-rsid="00103e0e" fo:background-color="#fff200"/>
    </style:style>
    <style:style style:name="P5" style:family="paragraph" style:parent-style-name="Standard">
      <style:text-properties officeooo:paragraph-rsid="00103e0e" fo:background-color="transparent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#fff2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">5234 <text:s text:c="7"/></text:p>
            <text:p text:style-name="P1">1534</text:p>
            <text:p text:style-name="P1">4512</text:p>
            <text:p text:style-name="P1">3521</text:p>
            <text:p text:style-name="P1">3412</text:p>
          </table:table-cell>
          <table:table-cell table:style-name="Table1.A1" office:value-type="string">
            <text:p text:style-name="P1">2345</text:p>
            <text:p text:style-name="P1">3145</text:p>
            <text:p text:style-name="P1">4521</text:p>
            <text:p text:style-name="P1">5321</text:p>
            <text:p text:style-name="P1">4312</text:p>
          </table:table-cell>
          <table:table-cell table:style-name="Table1.A1" office:value-type="string">
            <text:p text:style-name="P1">4523</text:p>
            <text:p text:style-name="P1">1345</text:p>
            <text:p text:style-name="P1">2145</text:p>
            <text:p text:style-name="P1">5123</text:p>
            <text:p text:style-name="P1">4132</text:p>
          </table:table-cell>
          <table:table-cell table:style-name="Table1.A1" office:value-type="string">
            <text:p text:style-name="P1">4523</text:p>
            <text:p text:style-name="P1">5314</text:p>
            <text:p text:style-name="P1">2514</text:p>
            <text:p text:style-name="P1">1532</text:p>
            <text:p text:style-name="P1">1423</text:p>
          </table:table-cell>
          <table:table-cell table:style-name="Table1.E1" office:value-type="string">
            <text:p text:style-name="P1">3452</text:p>
            <text:p text:style-name="P1">4531</text:p>
            <text:p text:style-name="P1">1425</text:p>
            <text:p text:style-name="P1">3125</text:p>
            <text:p text:style-name="P1">2431</text:p>
          </table:table-cell>
        </table:table-row>
        <table:table-row>
          <table:table-cell table:style-name="Table1.A2" office:value-type="string">
            <text:p text:style-name="P2">2345</text:p>
            <text:p text:style-name="P1">4513</text:p>
            <text:p text:style-name="P1">1245</text:p>
            <text:p text:style-name="P1">5213</text:p>
            <text:p text:style-name="P1">4231</text:p>
          </table:table-cell>
          <table:table-cell table:style-name="Table1.A2" office:value-type="string">
            <text:p text:style-name="P1">5234</text:p>
            <text:p text:style-name="P1">3451</text:p>
            <text:p text:style-name="P1">4251</text:p>
            <text:p text:style-name="P1">3215</text:p>
            <text:p text:style-name="P1">2134</text:p>
          </table:table-cell>
          <table:table-cell table:style-name="Table1.A2" office:value-type="string">
            <text:p text:style-name="P1">3452</text:p>
            <text:p text:style-name="P1">5134</text:p>
            <text:p text:style-name="P1">4152</text:p>
            <text:p text:style-name="P1">3125</text:p>
            <text:p text:style-name="P1">1234</text:p>
          </table:table-cell>
          <table:table-cell table:style-name="Table1.A2" office:value-type="string">
            <text:p text:style-name="P1">3452</text:p>
            <text:p text:style-name="P1">5413</text:p>
            <text:p text:style-name="P1">1425</text:p>
            <text:p text:style-name="P1">1352</text:p>
            <text:p text:style-name="P1">4213</text:p>
          </table:table-cell>
          <table:table-cell table:style-name="Table1.E2" office:value-type="string">
            <text:p text:style-name="P1">4523</text:p>
            <text:p text:style-name="P1">3541</text:p>
            <text:p text:style-name="P1">5241</text:p>
            <text:p text:style-name="P1">1532</text:p>
            <text:p text:style-name="P1">4132</text:p>
          </table:table-cell>
        </table:table-row>
        <table:table-row>
          <table:table-cell table:style-name="Table1.A2" office:value-type="string">
            <text:p text:style-name="P1">4523</text:p>
            <text:p text:style-name="P1">3415</text:p>
            <text:p text:style-name="P1">2451</text:p>
            <text:p text:style-name="P1">2315</text:p>
            <text:p text:style-name="P1">1423</text:p>
          </table:table-cell>
          <table:table-cell table:style-name="Table1.A2" office:value-type="string">
            <text:p text:style-name="P1">4523</text:p>
            <text:p text:style-name="P1">3541</text:p>
            <text:p text:style-name="P1">2514</text:p>
            <text:p text:style-name="P1">5123</text:p>
            <text:p text:style-name="P1">2341</text:p>
          </table:table-cell>
          <table:table-cell table:style-name="Table1.A2" office:value-type="string">
            <text:p text:style-name="P1">2345</text:p>
            <text:p text:style-name="P1">3145</text:p>
            <text:p text:style-name="P1">2154</text:p>
            <text:p text:style-name="P1">1523</text:p>
            <text:p text:style-name="P1">4123</text:p>
          </table:table-cell>
          <table:table-cell table:style-name="Table1.A2" office:value-type="string">
            <text:p text:style-name="P1">5234</text:p>
            <text:p text:style-name="P1">1534</text:p>
            <text:p text:style-name="P1">2415</text:p>
            <text:p text:style-name="P1">3215</text:p>
            <text:p text:style-name="P1">1243</text:p>
          </table:table-cell>
          <table:table-cell table:style-name="Table1.E2" office:value-type="string">
            <text:p text:style-name="P1">5234</text:p>
            <text:p text:style-name="P1">5143</text:p>
            <text:p text:style-name="P1">4251</text:p>
            <text:p text:style-name="P1">2351</text:p>
            <text:p text:style-name="P1">1243</text:p>
            <text:p text:style-name="P1"/>
          </table:table-cell>
        </table:table-row>
        <table:table-row>
          <table:table-cell table:style-name="Table1.A2" office:value-type="string">
            <text:p text:style-name="P1">3452</text:p>
            <text:p text:style-name="P1">5341</text:p>
            <text:p text:style-name="P1">5214</text:p>
            <text:p text:style-name="P1">1352</text:p>
            <text:p text:style-name="P1">2314</text:p>
          </table:table-cell>
          <table:table-cell table:style-name="Table1.A2" office:value-type="string">
            <text:p text:style-name="P1">3452</text:p>
            <text:p text:style-name="P1">5413</text:p>
            <text:p text:style-name="P1">4152</text:p>
            <text:p text:style-name="P1">5231</text:p>
            <text:p text:style-name="P1">2431</text:p>
          </table:table-cell>
          <table:table-cell table:style-name="Table1.A2" office:value-type="string">
            <text:p text:style-name="P1">5234</text:p>
            <text:p text:style-name="P1">5143</text:p>
            <text:p text:style-name="P1">1452</text:p>
            <text:p text:style-name="P1">3152</text:p>
            <text:p text:style-name="P1">2134</text:p>
          </table:table-cell>
          <table:table-cell table:style-name="Table1.A2" office:value-type="string">
            <text:p text:style-name="P1">2345</text:p>
            <text:p text:style-name="P1">1354</text:p>
            <text:p text:style-name="P1">1245</text:p>
            <text:p text:style-name="P1">3512</text:p>
            <text:p text:style-name="P1">4312</text:p>
          </table:table-cell>
          <table:table-cell table:style-name="Table1.E2" office:value-type="string">
            <text:p text:style-name="P1">2345</text:p>
            <text:p text:style-name="P1">1354</text:p>
            <text:p text:style-name="P1">2154</text:p>
            <text:p text:style-name="P1">5321</text:p>
            <text:p text:style-name="P1">3421</text:p>
          </table:table-cell>
        </table:table-row>
      </table:table>
      <text:p text:style-name="Standard"/>
      <text:p text:style-name="P1"/>
      <text:p text:style-name="Standard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3">2 <text:s/>3 <text:s/>4 <text:s/>5 <text:s/></text:p>
            <text:p text:style-name="P3">1 <text:s/>5 <text:s/>3 <text:s/>4 <text:s/></text:p>
            <text:p text:style-name="P3">1 <text:s/>2 <text:s/>4 <text:s/>5 <text:s/></text:p>
            <text:p text:style-name="P3">1 <text:s/>3 <text:s/>5 <text:s/>2 <text:s/></text:p>
            <text:p text:style-name="P3">1 <text:s/>2 <text:s/>3 <text:s/>4 </text:p>
          </table:table-cell>
          <table:table-cell table:style-name="Table2.A1" office:value-type="string">
            <text:p text:style-name="P3">2 <text:s/>3 <text:s/>4 <text:s/>5 <text:s/></text:p>
            <text:p text:style-name="P3">1 <text:s/>4 <text:s/>5 <text:s/>3 <text:s/></text:p>
            <text:p text:style-name="P3">1 <text:s/>4 <text:s/>5 <text:s/>2 <text:s/></text:p>
            <text:p text:style-name="P3">1 <text:s/>5 <text:s/>3 <text:s/>2 <text:s/></text:p>
            <text:p text:style-name="P3">1 <text:s/>2 <text:s/>4 <text:s/>3 <text:s/></text:p>
          </table:table-cell>
          <table:table-cell table:style-name="Table2.A1" office:value-type="string">
            <text:p text:style-name="P5">2 <text:s/>3 <text:s/>4 <text:s/>5 <text:s/></text:p>
            <text:p text:style-name="P5">1 <text:s/>3 <text:s/>4 <text:s/>5 <text:s/></text:p>
            <text:p text:style-name="P5">1 <text:s/>4 <text:s/>5 <text:s/>2 <text:s/></text:p>
            <text:p text:style-name="P5">1 <text:s/>2 <text:s/>3 <text:s/>5 <text:s/></text:p>
            <text:p text:style-name="P5">1 <text:s/>3 <text:s/>2 <text:s/>4 <text:s/></text:p>
          </table:table-cell>
          <table:table-cell table:style-name="Table2.A1" office:value-type="string">
            <text:p text:style-name="P3">2 <text:s/>3 <text:s/>4 <text:s/>5 <text:s/></text:p>
            <text:p text:style-name="P3">1 <text:s/>4 <text:s/>5 <text:s/>3 <text:s/></text:p>
            <text:p text:style-name="P3">1 <text:s/>4 <text:s/>2 <text:s/>5 <text:s/></text:p>
            <text:p text:style-name="P3">1 <text:s/>5 <text:s/>3 <text:s/>2 <text:s/></text:p>
            <text:p text:style-name="P3">1 <text:s/>4 <text:s/>2 <text:s/>3</text:p>
          </table:table-cell>
          <table:table-cell table:style-name="Table2.E1" office:value-type="string">
            <text:p text:style-name="P3">2 <text:s/>3 <text:s/>4 <text:s/>5 <text:s/></text:p>
            <text:p text:style-name="P3">1 <text:s/>4 <text:s/>5 <text:s/>3 <text:s/></text:p>
            <text:p text:style-name="P3">1 <text:s/>4 <text:s/>2 <text:s/>5 <text:s/></text:p>
            <text:p text:style-name="P3">1 <text:s/>2 <text:s/>5 <text:s/>3 <text:s/></text:p>
            <text:p text:style-name="P3">1 <text:s/>2 <text:s/>4 <text:s/>3</text:p>
          </table:table-cell>
        </table:table-row>
        <table:table-row>
          <table:table-cell table:style-name="Table2.A2" office:value-type="string">
            <text:p text:style-name="P4">2 <text:s/>3 <text:s/>4 <text:s/>5 <text:s/></text:p>
            <text:p text:style-name="P4">1 <text:s/>3 <text:s/>4 <text:s/>5 <text:s/></text:p>
            <text:p text:style-name="P4">1 <text:s/>2 <text:s/>4 <text:s/>5 <text:s/></text:p>
            <text:p text:style-name="P4">1 <text:s/>3 <text:s/>5 <text:s/>2 <text:s/></text:p>
            <text:p text:style-name="P3"><text:span text:style-name="T2">1 <text:s/>4 <text:s/>2 <text:s/>3</text:span> <text:s/></text:p>
          </table:table-cell>
          <table:table-cell table:style-name="Table2.A2" office:value-type="string">
            <text:p text:style-name="P5">2 <text:s/>3 <text:s/>4 <text:s/>5 <text:s/></text:p>
            <text:p text:style-name="P5">1 <text:s/>3 <text:s/>4 <text:s/>5 <text:s/></text:p>
            <text:p text:style-name="P5">1 <text:s/>4 <text:s/>2 <text:s/>5 <text:s/></text:p>
            <text:p text:style-name="P5">1 <text:s/>5 <text:s/>3 <text:s/>2 <text:s/></text:p>
            <text:p text:style-name="P5">1 <text:s/>3 <text:s/>4 <text:s/>2 <text:s/></text:p>
          </table:table-cell>
          <table:table-cell table:style-name="Table2.A2" office:value-type="string">
            <text:p text:style-name="P5">2 <text:s/>3 <text:s/>4 <text:s/>5 <text:s/></text:p>
            <text:p text:style-name="P5">1 <text:s/>3 <text:s/>4 <text:s/>5 <text:s/></text:p>
            <text:p text:style-name="P5">1 <text:s/>5 <text:s/>2 <text:s/>4 <text:s/></text:p>
            <text:p text:style-name="P5">1 <text:s/>2 <text:s/>5 <text:s/>3 <text:s/></text:p>
            <text:p text:style-name="P5">1 <text:s/>2 <text:s/>3 <text:s/>4 </text:p>
          </table:table-cell>
          <table:table-cell table:style-name="Table2.A2" office:value-type="string">
            <text:p text:style-name="P5">2 <text:s/>3 <text:s/>4 <text:s/>5 <text:s/></text:p>
            <text:p text:style-name="P5">1 <text:s/>3 <text:s/>5 <text:s/>4 <text:s/></text:p>
            <text:p text:style-name="P5">1 <text:s/>4 <text:s/>2 <text:s/>5 <text:s/></text:p>
            <text:p text:style-name="P5">1 <text:s/>3 <text:s/>5 <text:s/>2 <text:s/></text:p>
            <text:p text:style-name="P5">1 <text:s/>3 <text:s/>4 <text:s/>2 </text:p>
          </table:table-cell>
          <table:table-cell table:style-name="Table2.E2" office:value-type="string">
            <text:p text:style-name="P5">2 <text:s/>3 <text:s/>4 <text:s/>5 <text:s/></text:p>
            <text:p text:style-name="P5">1 <text:s/>3 <text:s/>5 <text:s/>4 <text:s/></text:p>
            <text:p text:style-name="P5">1 <text:s/>5 <text:s/>2 <text:s/>4 <text:s/></text:p>
            <text:p text:style-name="P5">1 <text:s/>5 <text:s/>3 <text:s/>2 <text:s/></text:p>
            <text:p text:style-name="P5">1 <text:s/>3 <text:s/>2 <text:s/>4 <text:s/></text:p>
          </table:table-cell>
        </table:table-row>
        <table:table-row>
          <table:table-cell table:style-name="Table2.A2" office:value-type="string">
            <text:p text:style-name="P3">2 <text:s/>3 <text:s/>4 <text:s/>5 <text:s/></text:p>
            <text:p text:style-name="P3">1 <text:s/>5 <text:s/>3 <text:s/>4 <text:s/></text:p>
            <text:p text:style-name="P3">1 <text:s/>2 <text:s/>4 <text:s/>5 <text:s/></text:p>
            <text:p text:style-name="P3">1 <text:s/>5 <text:s/>2 <text:s/>3 <text:s/></text:p>
            <text:p text:style-name="P3">1 <text:s/>4 <text:s/>2 <text:s/>3 <text:s/></text:p>
          </table:table-cell>
          <table:table-cell table:style-name="Table2.A2" office:value-type="string">
            <text:p text:style-name="P5">2 <text:s/>3 <text:s/>4 <text:s/>5 <text:s/></text:p>
            <text:p text:style-name="P5">1 <text:s/>3 <text:s/>5 <text:s/>4 <text:s/></text:p>
            <text:p text:style-name="P5">1 <text:s/>4 <text:s/>2 <text:s/>5 <text:s/></text:p>
            <text:p text:style-name="P5">1 <text:s/>2 <text:s/>3 <text:s/>5 <text:s/></text:p>
            <text:p text:style-name="P5">1 <text:s/>2 <text:s/>3 <text:s/>4</text:p>
          </table:table-cell>
          <table:table-cell table:style-name="Table2.A2" office:value-type="string">
            <text:p text:style-name="P3">2 <text:s/>3 <text:s/>4 <text:s/>5 <text:s/></text:p>
            <text:p text:style-name="P3">1 <text:s/>4 <text:s/>5 <text:s/>3 <text:s/></text:p>
            <text:p text:style-name="P3">1 <text:s/>5 <text:s/>4 <text:s/>2 <text:s/></text:p>
            <text:p text:style-name="P3">1 <text:s/>5 <text:s/>2 <text:s/>3 <text:s/></text:p>
            <text:p text:style-name="P3">1 <text:s/>2 <text:s/>3 <text:s/>4</text:p>
          </table:table-cell>
          <table:table-cell table:style-name="Table2.A2" office:value-type="string">
            <text:p text:style-name="P3">2 <text:s/>3 <text:s/>4 <text:s/>5 <text:s/></text:p>
            <text:p text:style-name="P3">1 <text:s/>5 <text:s/>3 <text:s/>4 <text:s/></text:p>
            <text:p text:style-name="P3">1 <text:s/>5 <text:s/>2 <text:s/>4 <text:s/></text:p>
            <text:p text:style-name="P3">1 <text:s/>5 <text:s/>3 <text:s/>2 <text:s/></text:p>
            <text:p text:style-name="P3">1 <text:s/>2 <text:s/>4 <text:s/>3 </text:p>
          </table:table-cell>
          <table:table-cell table:style-name="Table2.E2" office:value-type="string">
            <text:p text:style-name="P3">2 <text:s/>3 <text:s/>4 <text:s/>5 <text:s/></text:p>
            <text:p text:style-name="P3">1 <text:s/>4 <text:s/>3 <text:s/>5 <text:s/></text:p>
            <text:p text:style-name="P3">1 <text:s/>4 <text:s/>2 <text:s/>5 <text:s/></text:p>
            <text:p text:style-name="P3">1 <text:s/>2 <text:s/>3 <text:s/>5 <text:s/></text:p>
            <text:p text:style-name="P3">1 <text:s/>2 <text:s/>4 <text:s/>3</text:p>
          </table:table-cell>
        </table:table-row>
        <table:table-row>
          <table:table-cell table:style-name="Table2.A2" office:value-type="string">
            <text:p text:style-name="P3">2 <text:s/>3 <text:s/>4 <text:s/>5 <text:s/></text:p>
            <text:p text:style-name="P3">1 <text:s/>5 <text:s/>3 <text:s/>4 <text:s/></text:p>
            <text:p text:style-name="P3">1 <text:s/>4 <text:s/>5 <text:s/>2 <text:s/></text:p>
            <text:p text:style-name="P3">1 <text:s/>3 <text:s/>5 <text:s/>2 <text:s/></text:p>
            <text:p text:style-name="P3">1 <text:s/>4 <text:s/>2 <text:s/>3</text:p>
          </table:table-cell>
          <table:table-cell table:style-name="Table2.A2" office:value-type="string">
            <text:p text:style-name="P5">2 <text:s/>3 <text:s/>4 <text:s/>5 <text:s/></text:p>
            <text:p text:style-name="P5">1 <text:s/>3 <text:s/>5 <text:s/>4 <text:s/></text:p>
            <text:p text:style-name="P5">1 <text:s/>5 <text:s/>2 <text:s/>4 <text:s/></text:p>
            <text:p text:style-name="P5">1 <text:s/>5 <text:s/>2 <text:s/>3 <text:s/></text:p>
            <text:p text:style-name="P5">1 <text:s/>2 <text:s/>4 <text:s/>3</text:p>
          </table:table-cell>
          <table:table-cell table:style-name="Table2.A2" office:value-type="string">
            <text:p text:style-name="P3">2 <text:s/>3 <text:s/>4 <text:s/>5 <text:s/></text:p>
            <text:p text:style-name="P3">1 <text:s/>4 <text:s/>3 <text:s/>5 <text:s/></text:p>
            <text:p text:style-name="P3">1 <text:s/>4 <text:s/>5 <text:s/>2 <text:s/></text:p>
            <text:p text:style-name="P3">1 <text:s/>5 <text:s/>2 <text:s/>3 <text:s/></text:p>
            <text:p text:style-name="P3">1 <text:s/>3 <text:s/>4 <text:s/>2 </text:p>
          </table:table-cell>
          <table:table-cell table:style-name="Table2.A2" office:value-type="string">
            <text:p text:style-name="P5">2 <text:s/>3 <text:s/>4 <text:s/>5 <text:s/></text:p>
            <text:p text:style-name="P5">1 <text:s/>3 <text:s/>5 <text:s/>4 <text:s/></text:p>
            <text:p text:style-name="P5">1 <text:s/>2 <text:s/>4 <text:s/>5 <text:s/></text:p>
            <text:p text:style-name="P5">1 <text:s/>2 <text:s/>3 <text:s/>5 <text:s/></text:p>
            <text:p text:style-name="P5">1 <text:s/>2 <text:s/>4 <text:s/>3</text:p>
          </table:table-cell>
          <table:table-cell table:style-name="Table2.E2" office:value-type="string">
            <text:p text:style-name="P5">2 <text:s/>3 <text:s/>4 <text:s/>5 <text:s/></text:p>
            <text:p text:style-name="P5">1 <text:s/>3 <text:s/>5 <text:s/>4 <text:s/></text:p>
            <text:p text:style-name="P5">1 <text:s/>5 <text:s/>4 <text:s/>2 <text:s/></text:p>
            <text:p text:style-name="P5">1 <text:s/>5 <text:s/>3 <text:s/>2 <text:s/></text:p>
            <text:p text:style-name="P5">1 <text:s/>3 <text:s/>4 <text:s/>2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/></text:p>
      <text:p text:style-name="Standard"/>
      <text:p text:style-name="Standard"><text:s/></text:p>
      <text:p text:style-name="Standard"/>
      <text:p text:style-name="Standard"><text:s text:c="2"/></text:p>
      <text:p text:style-name="Standard"/>
      <text:p text:style-name="Standard"><text:s text:c="2"/></text:p>
      <text:p text:style-name="Standard"/>
      <text:p text:style-name="Standard"/>
      <text:p text:style-name="Standard"/>
      <text:p text:style-name="Standard"><text:s text:c="2"/></text:p>
      <text:p text:style-name="Standard"/>
      <text:p text:style-name="Standard">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1T19:24:10.099513590</meta:creation-date>
    <dc:date>2020-09-22T18:59:35.876051845</dc:date>
    <meta:editing-duration>PT4M34S</meta:editing-duration>
    <meta:editing-cycles>1</meta:editing-cycles>
    <meta:document-statistic meta:table-count="2" meta:image-count="0" meta:object-count="0" meta:page-count="2" meta:paragraph-count="206" meta:word-count="500" meta:character-count="1595" meta:non-whitespace-character-count="800"/>
    <meta:generator>LibreOffice/6.0.7.3$Linux_X86_64 LibreOffice_project/00m0$Build-3</meta:generator>
  </office:meta>
</office:document-meta>
</file>